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break-before="page"/>
      <style:text-properties fo:color="#ffffff" fo:font-size="16pt" style:font-size-asian="16pt" style:font-size-complex="16pt"/>
    </style:style>
    <style:style style:name="P6" style:family="paragraph" style:parent-style-name="Standard">
      <style:text-properties fo:color="#ffffff" fo:font-size="16pt" style:font-size-asian="16pt" style:font-size-complex="16pt"/>
    </style:style>
    <style:style style:name="P7" style:family="paragraph" style:parent-style-name="Standard" style:list-style-name="L1">
      <style:text-properties fo:color="#ffffff" fo:font-size="16pt" style:font-size-asian="16pt" style:font-size-complex="16pt"/>
    </style:style>
    <style:style style:name="P8" style:family="paragraph" style:parent-style-name="Standard" style:list-style-name="L2">
      <style:text-properties fo:color="#ffffff" fo:font-size="16pt" style:font-size-asian="16pt" style:font-size-complex="16pt"/>
    </style:style>
    <style:style style:name="P9" style:family="paragraph" style:parent-style-name="Standard" style:list-style-name="L3">
      <style:text-properties fo:color="#ffffff" fo:font-size="16pt" style:font-size-asian="16pt" style:font-size-complex="16pt"/>
    </style:style>
    <style:style style:name="P10" style:family="paragraph" style:parent-style-name="Standard" style:list-style-name="L4">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11" style:family="paragraph" style:parent-style-name="Standard">
      <style:text-properties fo:font-size="16pt" style:font-size-asian="16pt" style:font-size-complex="16pt"/>
    </style:style>
    <style:style style:name="T1"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2" style:family="text">
      <style:text-properties fo:font-variant="normal" fo:text-transform="none" fo:color="#111111" style:font-name="Helvetica" fo:letter-spacing="normal" fo:font-style="normal" fo:font-weight="normal"/>
    </style:style>
    <style:style style:name="T3" style:family="text">
      <style:text-properties fo:color="#ffffff"/>
    </style:style>
    <style:style style:name="T4" style:family="text">
      <style:text-properties fo:color="#ffffff" fo:font-size="16pt" style:font-size-asian="16pt" style:font-size-complex="16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6.7811in" draw:z-index="0">
        <draw:text-box fo:min-height="0.4374in">
          <text:p text:style-name="Text_20_body"/>
        </draw:text-box>
      </draw:frame>
      <text:p text:style-name="P3"><text:span text:style-name="T3"><text:line-break/>Captain Joaxi Quin<text:line-break/>Stone</text:span></text:p>
      <text:p text:style-name="P1">Silk<text:line-break/>Manttis</text:p>
      <text:p text:style-name="P1">The Auditor </text:p>
      <text:p text:style-name="P1">Anne Of green Gables </text:p>
      <text:p text:style-name="P1">Her boyfriend hank or some other suitable studly name. </text:p>
      <text:p text:style-name="P1"/>
      <text:p text:style-name="P1">THE COMPANY <text:line-break/><text:line-break/>The Hantonese <text:line-break/><text:line-break/>The dutch crater bank</text:p>
      <text:p text:style-name="P1">The Babayaga <text:line-break/>https://meetrussia.online/baba-yaga-in-russian-fairy-tales/<text:line-break/><text:line-break/>The Gate of the the Gods (THE AI??) </text:p>
      <text:p text:style-name="P1"/>
      <text:p text:style-name="P1">Grandfather </text:p>
      <text:p text:style-name="P1">Pain and pleasure sisters<text:line-break/>Jocko Wilnik Character <text:line-break/>The medic</text:p>
      <text:p text:style-name="P1">The other marine<text:line-break/>Marines in general. </text:p>
      <text:p text:style-name="P1"><text:line-break/><text:line-break/>NAME<text:line-break/>AGE<text:line-break/>PLACE OF BIRTH<text:line-break/>CURRENT LOCATION<text:line-break/>NATIONALITY</text:p>
      <text:p text:style-name="P1">EDUCATION<text:line-break/>OCCUPATION<text:line-break/>INCOME<text:line-break/>HEIGHT<text:line-break/><text:soft-pag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Standard"><text:span text:style-name="T4">Tempo of speech (rapid, slow, measured, drawl, etc.): <text:line-break/></text:span><text:span text:style-name="T4">Do they have an accent yes or no</text:span></text:p>
      <text:p text:style-name="P1"/>
      <text:p text:style-name="P1">PITCH MOLODIC GRAVELLY DEEP ECT</text:p>
      <text:p text:style-name="P1"/>
      <text:p text:style-name="P1">POSTURE (Stiff, military Slouching Casual and relaxed ‘Turtle’, tired Other? If so, explain: )</text:p>
      <text:p text:style-name="P1"/>
      <text:p text:style-name="P1">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text:soft-page-break/>CATCHPHRASES<text:line-break/><text:line-break/>LAUGHTER WHAT DO THE TEND TO FIND FUNNY?<text:line-break/><text:line-break/>DESCRIBE THEIR SMILE</text:p>
      <text:p text:style-name="P1"/>
      <text:p text:style-name="P1">EMOTIVE? EMOTIONS ON THEIR SLEEVE HOW EASLITY CAN OTHERS READ THEMSELVES</text:p>
      <text:p text:style-name="Standard"><text:span text:style-name="T4"><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text:span><text:span text:style-name="T4">HOMETOWN<text:line-break/>TYPE OF CHILDHOOD(NEGLECTED sheltered etc.)<text:line-break/>EDUCATION<text:line-break/><text:line-break/>Were they involved in organizations and clubs at school? </text:span></text:p>
      <text:p text:style-name="P1">Sports, model un other debate drama gay straight alliance<text:line-break/><text:lin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text:soft-pag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ext:span><text:span text:style-name="T4">THREE ADJECTIVES TO DESCRIVE THEM AS A CHILD? <text:line-break/><text:line-break/>WHAT ADVICE WOULD THEY GIVE TO THEIR YONGER SELF? <text:line-break/><text:line-break/>CRIMINAL RECORD<text:line-break/><text:line-break/>2.2 FAMILY <text:line-break/><text:line-break/>FATHER<text:line-break/>AGE IF LIVING? OCCUPATION<text:line-break/>BRIEFLY DESCIVE THEIR RELATIONSHIP WITH YOUR CHARACTER_ </text:span></text:p>
      <text:p text:style-name="P1"/>
      <text:p text:style-name="Standard"><text:span text:style-name="T4">MOTHER <text:line-break/>AGE IF LIVING<text:line-break/>OCCUPATION<text:line-break/>BRIEFLY DESCRIVE THEIR RELATIONSHIP WIT YOUR CHARACTER <text:line-break/></text:span><text:soft-page-break/><text:span text:style-name="T4">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text:span><text:span text:style-name="T4">FAMILY ECONOMIC STATUS<text:line-break/>HOW OFTEN DO THEY SEE THEIR FAMILY IN A YEAR<text:line-break/><text:line-break/>2.3 EXTERNAL RELATIONSHIPS</text:span></text:p>
      <text:p text:style-name="P1">Closest Friends describe them: <text:line-break/>ENEMIES Describe them</text:p>
      <text:p text:style-name="P1"/>
      <text:p text:style-name="P1">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Standard"><text:span text:style-name="T4">EXTENDED FAMILY?<text:line-break/><text:line-break/>WHAT SOCIAL MEDIA PLATFORMS ARE THEY ON? <text:line-break/></text:span><text:soft-page-break/><text:span text:style-name="T4"><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text:span><text:span text:style-name="T4">DO THEY HAVE <text:s/>A SIGNIFICANT OTHER DESCRIBE THEM <text:line-break/>HOW MANY PEOPLE WOULD ATTEND THEIR FUNERALS?<text:line-break/><text:line-break/>PART THREE THE CORE&gt; </text:span></text:p>
      <text:p text:style-name="P1"/>
      <text:p text:style-name="P1">WHAT DO THEY DO ON RAINY DAYS<text:line-break/><text:lin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text:soft-page-break/>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Standard"><text:span text:style-name="T4">AMBITION <text:line-break/></text:span><text:span text:style-name="T4">LOVE<text:line-break/>CHANGE?<text:line-break/><text:line-break/>What is one object or possession that they would rescue from their burning home? </text:span></text:p>
      <text:p text:style-name="P1"/>
      <text:p text:style-name="P1">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text:soft-pag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Standard"><text:span text:style-name="T4">In AN ELEVATOR DO THEY PUSH THE ELEVATOR BUTTON MORE </text:span><text:span text:style-name="T4">THAN ONCE?<text:line-break/>Yes<text:line-break/>no</text:span></text:p>
      <text:p text:style-name="P1"/>
      <text:p text:style-name="P1">WHAT WOULD THEY WANT THEIR TOMBSTONE TO SAY?</text:p>
      <text:p text:style-name="P1"/>
      <text:p text:style-name="P1">THE PRESENT AND THE FUTURE<text:line-break/><text:line-break/>STORY GOAL</text:p>
      <text:p text:style-name="P1"/>
      <text:p text:style-name="P1">STORY MOTIVATION </text:p>
      <text:p text:style-name="P1"><text:line-break/><text:line-break/><text:line-break/></text:p>
      <text:p text:style-name="P5"><text:line-break/></text:p>
      <text:p text:style-name="P1"/>
      <text:list xml:id="list6151953427781994296" text:style-name="L1">
        <text:list-item>
          <text:p text:style-name="P7">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1"><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1"><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1"/>
      <text:p text:style-name="P1"/>
      <text:list xml:id="list6731644497873712044" text:style-name="L2">
        <text:list-item>
          <text:p text:style-name="P8">What sort of time pressure is working on your characters?</text:p>
        </text:list-item>
      </text:list>
      <text:p text:style-name="P1">Section I- to escape the agricultural slug and find the benevolent AI- or not to <text:soft-page-break/>starve to death and to start the flames of rebellion/ get a </text:p>
      <text:p text:style-name="P1"/>
      <text:p text:style-name="P1">Theres the war on </text:p>
      <text:p text:style-name="P1"/>
      <text:p text:style-name="P1">Section II- <text:s/></text:p>
      <text:p text:style-name="P1"/>
      <text:list xml:id="list2800369410880693449" text:style-name="L3">
        <text:list-item>
          <text:p text:style-name="P9">What is at stake for the protagonist of the novel? Does the pressure on the main characters grow more intense as the story progresses?</text:p>
        </text:list-item>
      </text:list>
      <text:p text:style-name="P1"><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1">1. Establish the character’s story goals and motivations</text:span></text:p>
      <text:p text:style-name="P2">2. Give the character an external and internal conflict</text:p>
      <text:p text:style-name="P2">3. Make sure the character has strengths and flaws</text:p>
      <text:p text:style-name="P2">4. Decide whether the character is static or dynamic</text:p>
      <text:p text:style-name="P2">5. Give the character a past</text:p>
      <text:p text:style-name="P2">6. Develop the character's physical characteristics</text:p>
      <text:p text:style-name="P2">7. Make the character stand out with distinctive mannerisms</text:p>
      <text:p text:style-name="P2">8. Do your research to make the character believable</text:p>
      <text:list xml:id="list4957621005908415889" text:style-name="L4">
        <text:list-item>
          <text:p text:style-name="P10">Steer clear the biggest character development mistake</text:p>
        </text:list-item>
      </text:list>
      <text:p text:style-name="P2"/>
      <text:p text:style-name="P2"/>
      <text:p text:style-name="P4">BLANK EDIT<text:line-break/><text:line-break/>NAME<text:line-break/>AGE<text:line-break/>PLACE OF BIRTH<text:line-break/>CURRENT LOCATION<text:line-break/>NATIONALITY</text:p>
      <text:p text:style-name="P1">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1"/>
      <text:p text:style-name="P1">Tempo of speech (rapid, slow, measured, drawl, etc.): <text:line-break/>Do they have an accent yes or no</text:p>
      <text:p text:style-name="P1"/>
      <text:p text:style-name="P1">PITCH MOLODIC GRAVELLY DEEP ECT</text:p>
      <text:p text:style-name="P1"/>
      <text:p text:style-name="P1">POSTURE (Stiff, military Slouching Casual and relaxed ‘Turtle’, tired Other? If so, explain: )</text:p>
      <text:p text:style-name="P1"/>
      <text:p text:style-name="P1"><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1"/>
      <text:p text:style-name="P1">EMOTIVE? EMOTIONS ON THEIR SLEEVE HOW EASLITY CAN OTHERS READ THEMSELVES</text:p>
      <text:p text:style-name="P1"><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1">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1"/>
      <text:p text:style-name="P1">Favorite palce to be as a child</text:p>
      <text:p text:style-name="P1"/>
      <text:p text:style-name="P1">if they could change one thing from their past what would it be and WHY? <text:line-break/><text:line-break/>Major turning points or life beats in childhood</text:p>
      <text:p text:style-name="P1"/>
      <text:p text:style-name="Standard"><text:span text:style-name="T4">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4"><text:line-break/>FATHER<text:line-break/>AGE IF LIVING? OCCUPATION<text:line-break/>BRIEFLY DESCIVE THEIR RELATIONSHIP WITH YOUR CHARACTER_ </text:span></text:p>
      <text:p text:style-name="P1"/>
      <text:p text:style-name="P1">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1">Closest Friends describe them: <text:line-break/>ENEMIES Describe them</text:p>
      <text:p text:style-name="P1"/>
      <text:p text:style-name="P1"><text:soft-page-break/>HOW ARE THEY PERCIEVED:<text:line-break/> BY STRANGERS IN THE STREET?<text:line-break/>ACQUANTANCES AT WORK FUNCTION? </text:p>
      <text:p text:style-name="P1">COLLEAGUES IN THE OFFICE?<text:line-break/>AUTHORITY FIGURES?<text:line-break/>FRIENDS IN THEIR FRIEND CIRCLES? <text:line-break/>CHILDREN?<text:line-break/>THE OPPOSITE SEX? </text:p>
      <text:p text:style-name="P1">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1"/>
      <text:p text:style-name="P1">WHAT DO THEY DO ON RAINY DAYS<text:line-break/><text:line-break/><text:soft-page-break/>ARE THEY:<text:line-break/>Street-smart Book-smart Optimist Pessimist Introvert Extrovert </text:p>
      <text:p text:style-name="P1"/>
      <text:p text:style-name="P1">What is their favorite sound?<text:line-break/><text:line-break/>Favorite Place in the world. <text:line-break/><text:line-break/>What secrets do they keep? What are they most afraid of peole finding out?</text:p>
      <text:p text:style-name="P1"/>
      <text:p text:style-name="P1">What do they want the most?</text:p>
      <text:p text:style-name="P1"/>
      <text:p text:style-name="P1">Biggest Flaw<text:line-break/><text:line-break/>Biggest strenght? </text:p>
      <text:p text:style-name="P1"/>
      <text:p text:style-name="P1">Biggest Fear?<text:line-break/><text:line-break/>Waht is their biggest accomplishment?<text:line-break/></text:p>
      <text:p text:style-name="P1">What is their idead of perfect happinesss?<text:line-break/></text:p>
      <text:p text:style-name="P1">Do they want to be remembered? What for? <text:line-break/><text:line-break/>Favorite Quote- <text:line-break/><text:line-break/>How do they approach- </text:p>
      <text:p text:style-name="P1"><text:line-break/>Power?</text:p>
      <text:p text:style-name="P1"/>
      <text:p text:style-name="P1">AMBITION <text:line-break/>LOVE<text:line-break/>CHANGE?<text:line-break/><text:line-break/>What is one object or possession that they would rescue from their burning home? </text:p>
      <text:p text:style-name="P1"/>
      <text:p text:style-name="P1"><text:soft-page-break/>What or who bores them? <text:line-break/><text:line-break/>What makes them angry?</text:p>
      <text:p text:style-name="P1"><text:line-break/>What do they look for in a person? <text:s/><text:line-break/><text:line-break/>How strong is their moral compass? When Specifically are they willing to compromise their morals?</text:p>
      <text:p text:style-name="P1"/>
      <text:p text:style-name="P1">List the last 10 books that they read<text:line-break/><text:line-break/>Which fictional world would the most wish to visit?<text:line-break/><text:line-break/>If they didn't have to sleep what would they do with their extra time?</text:p>
      <text:p text:style-name="P1"/>
      <text:p text:style-name="P1">What are their pet peeves? <text:line-break/><text:line-break/>If they won the lottery what would they do?</text:p>
      <text:p text:style-name="P1"/>
      <text:p text:style-name="P1">Describe the character's bucket list at the ages of </text:p>
      <text:p text:style-name="P1">15</text:p>
      <text:p text:style-name="P1">20</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text:p>
      <text:p text:style-name="P1"/>
      <text:p text:style-name="P1">In AN ELEVATOR DO THEY PUSH THE ELEVATOR BUTTON MORE THAN ONCE?<text:line-break/>Yes<text:line-break/>no</text:p>
      <text:p text:style-name="P1"/>
      <text:p text:style-name="P1">WHAT WOULD THEY WANT THEIR TOMBSTONE TO SAY?</text:p>
      <text:p text:style-name="P1"/>
      <text:p text:style-name="P1"><text:soft-page-break/>THE PRESENT AND THE FUTURE<text:line-break/><text:line-break/>STORY GOAL</text:p>
      <text:p text:style-name="P1"/>
      <text:p text:style-name="P1">STORY MOTIVATION </text:p>
      <text:p text:style-name="P2"><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10-21T13:36:29.33</meta:creation-date>
    <meta:generator>OpenOffice/4.1.11$Win32 OpenOffice.org_project/4111m1$Build-9808</meta:generator>
    <dc:date>2023-01-21T08:24:35.89</dc:date>
    <dc:creator>Blake Stanger</dc:creator>
    <meta:editing-duration>P2DT7H32M41S</meta:editing-duration>
    <meta:editing-cycles>17</meta:editing-cycles>
    <meta:document-statistic meta:table-count="0" meta:image-count="0" meta:object-count="0" meta:page-count="19" meta:paragraph-count="112" meta:word-count="2301" meta:character-count="13887"/>
  </office:meta>
</office:document-meta>
</file>